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40.9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99.81pt"/>
    </style:style>
    <style:style style:name="co6" style:family="table-column">
      <style:table-column-properties fo:break-before="auto" style:column-width="184.71pt"/>
    </style:style>
    <style:style style:name="co7" style:family="table-column">
      <style:table-column-properties fo:break-before="auto" style:column-width="79.74pt"/>
    </style:style>
    <style:style style:name="co8" style:family="table-column">
      <style:table-column-properties fo:break-before="auto" style:column-width="76.39pt"/>
    </style:style>
    <style:style style:name="co9" style:family="table-column">
      <style:table-column-properties fo:break-before="auto" style:column-width="145.11pt"/>
    </style:style>
    <style:style style:name="co10" style:family="table-column">
      <style:table-column-properties fo:break-before="auto" style:column-width="182.95pt"/>
    </style:style>
    <style:style style:name="co11" style:family="table-column">
      <style:table-column-properties fo:break-before="auto" style:column-width="125.2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layers_st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ctivations, shorts</text:p>
          </table:table-cell>
          <table:table-cell table:style-name="ce1" office:value-type="string" calcext:value-type="string">
            <text:p>Output size, shorts</text:p>
          </table:table-cell>
          <table:table-cell table:style-name="ce1" office:value-type="string" calcext:value-type="string">
            <text:p>Activations memory at a time, shorts</text:p>
          </table:table-cell>
          <table:table-cell table:style-name="ce1" office:value-type="string" calcext:value-type="string">
            <text:p>Weighs, bytes</text:p>
          </table:table-cell>
          <table:table-cell table:style-name="ce1" office:value-type="string" calcext:value-type="string">
            <text:p>Bias, bytes</text:p>
          </table:table-cell>
          <table:table-cell table:style-name="ce1" office:value-type="string" calcext:value-type="string">
            <text:p>Max Weights for Fire Module</text:p>
          </table:table-cell>
          <table:table-cell table:style-name="ce1" office:value-type="string" calcext:value-type="string">
            <text:p>Max memory at a Time, bytes</text:p>
          </table:table-cell>
          <table:table-cell table:style-name="ce1" office:value-type="string" calcext:value-type="string">
            <text:p>Memory at a Time, old, byte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nput image</text:p>
          </table:table-cell>
          <table:table-cell/>
          <table:table-cell table:style-name="ce1"/>
          <table:table-cell table:style-name="ce2" table:formula="of:=128*128" office:value-type="float" office:value="16384" calcext:value-type="float">
            <text:p>16384</text:p>
          </table:table-cell>
          <table:table-cell table:style-name="ce2" table:formula="of:=128*128" office:value-type="float" office:value="16384" calcext:value-type="float">
            <text:p>16384</text:p>
          </table:table-cell>
          <table:table-cell table:style-name="ce2"/>
          <table:table-cell table:number-columns-repeated="4"/>
          <table:table-cell table:style-name="ce2" table:formula="of:=2*[.F2]+[.G3]+[.H3]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onv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onv1</text:p>
          </table:table-cell>
          <table:table-cell table:style-name="ce2" table:formula="of:=1*3*128*128" office:value-type="float" office:value="49152" calcext:value-type="float">
            <text:p>49152</text:p>
          </table:table-cell>
          <table:table-cell table:style-name="ce2" table:formula="of:=1*3*128*128" office:value-type="float" office:value="49152" calcext:value-type="float">
            <text:p>49152</text:p>
          </table:table-cell>
          <table:table-cell table:style-name="ce2" table:formula="of:=[.E3]+MAX([.D2]; [.D4])" office:value-type="float" office:value="110656" calcext:value-type="float">
            <text:p>110656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2*[.F3]+[.G3]+[.H3]" office:value-type="float" office:value="221324" calcext:value-type="float">
            <text:p>221324</text:p>
          </table:table-cell>
          <table:table-cell table:style-name="ce2" table:formula="of:=2*[.F3]+[.G4]+[.H4]" office:value-type="float" office:value="224896" calcext:value-type="float">
            <text:p>224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atures.0</text:p>
          </table:table-cell>
          <table:table-cell table:formula="of:=31*31*64" office:value-type="float" office:value="61504" calcext:value-type="float">
            <text:p>61504</text:p>
          </table:table-cell>
          <table:table-cell table:formula="of:=[.D4]" office:value-type="float" office:value="61504" calcext:value-type="float">
            <text:p>61504</text:p>
          </table:table-cell>
          <table:table-cell/>
          <table:table-cell table:style-name="ce2" office:value-type="float" office:value="3456" calcext:value-type="float">
            <text:p>3456</text:p>
          </table:table-cell>
          <table:table-cell table:style-name="ce2" office:value-type="float" office:value="128" calcext:value-type="float">
            <text:p>128</text:p>
          </table:table-cell>
          <table:table-cell table:style-name="ce2" table:number-columns-repeated="2"/>
          <table:table-cell table:style-name="ce2" table:formula="of:=[.F3]*2+[.G3]+[.H3]" office:value-type="float" office:value="221324" calcext:value-type="float">
            <text:p>22132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Fire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atures.3.squeeze</text:p>
          </table:table-cell>
          <table:table-cell table:formula="of:=31*31*16" office:value-type="float" office:value="15376" calcext:value-type="float">
            <text:p>15376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2" table:formula="of:=[.F2]*2+[.G5]+[.H5]" office:value-type="float" office:value="2080" calcext:value-type="float">
            <text:p>208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eatures.3.expand1x1</text:p>
          </table:table-cell>
          <table:table-cell table:formula="of:=31*31*64" office:value-type="float" office:value="61504" calcext:value-type="float">
            <text:p>61504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2" table:formula="of:=2*[.F2]+[.G6]+[.H6]" office:value-type="float" office:value="2176" calcext:value-type="float">
            <text:p>217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Features.3.expand3x3</text:p>
          </table:table-cell>
          <table:table-cell table:formula="of:=31*31*64" office:value-type="float" office:value="61504" calcext:value-type="float">
            <text:p>61504</text:p>
          </table:table-cell>
          <table:table-cell table:formula="of:=[.D7]+[.D6]" office:value-type="float" office:value="123008" calcext:value-type="float">
            <text:p>123008</text:p>
          </table:table-cell>
          <table:table-cell table:formula="of:=[.E7]+[.D5]" office:value-type="float" office:value="138384" calcext:value-type="float">
            <text:p>138384</text:p>
          </table:table-cell>
          <table:table-cell office:value-type="float" office:value="18432" calcext:value-type="float">
            <text:p>18432</text:p>
          </table:table-cell>
          <table:table-cell office:value-type="float" office:value="128" calcext:value-type="float">
            <text:p>128</text:p>
          </table:table-cell>
          <table:table-cell table:formula="of:=MAX([.G7]+[.H7];[.G6]+[.H6];[.G5]+[.H5])" office:value-type="float" office:value="18560" calcext:value-type="float">
            <text:p>18560</text:p>
          </table:table-cell>
          <table:table-cell table:formula="of:=2*[.F7]+[.I7]" office:value-type="float" office:value="295328" calcext:value-type="float">
            <text:p>295328</text:p>
          </table:table-cell>
          <table:table-cell table:style-name="ce2" table:formula="of:=[.F7]*2+[.G7]+[.H7]" office:value-type="float" office:value="295328" calcext:value-type="float">
            <text:p>29532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Fire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atures.4.squeeze</text:p>
          </table:table-cell>
          <table:table-cell table:formula="of:=31*31*16" office:value-type="float" office:value="15376" calcext:value-type="float">
            <text:p>15376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F8]*2+[.G8]+[.H8]" office:value-type="float" office:value="4128" calcext:value-type="float">
            <text:p>412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Features.4.expand1x1</text:p>
          </table:table-cell>
          <table:table-cell office:value-type="float" office:value="14400" calcext:value-type="float">
            <text:p>14400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[.F8]*2+[.G9]+[.H9]" office:value-type="float" office:value="2176" calcext:value-type="float">
            <text:p>217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Features.4.expand3x3</text:p>
          </table:table-cell>
          <table:table-cell office:value-type="float" office:value="14400" calcext:value-type="float">
            <text:p>14400</text:p>
          </table:table-cell>
          <table:table-cell table:formula="of:=[.D10]+[.D9]" office:value-type="float" office:value="28800" calcext:value-type="float">
            <text:p>28800</text:p>
          </table:table-cell>
          <table:table-cell table:formula="of:=[.E10]+[.D8]" office:value-type="float" office:value="44176" calcext:value-type="float">
            <text:p>44176</text:p>
          </table:table-cell>
          <table:table-cell office:value-type="float" office:value="18432" calcext:value-type="float">
            <text:p>18432</text:p>
          </table:table-cell>
          <table:table-cell office:value-type="float" office:value="128" calcext:value-type="float">
            <text:p>128</text:p>
          </table:table-cell>
          <table:table-cell table:formula="of:=MAX([.G10]+[.H10];[.G9]+[.H9];[.G8]+[.H8])" office:value-type="float" office:value="18560" calcext:value-type="float">
            <text:p>18560</text:p>
          </table:table-cell>
          <table:table-cell table:formula="of:=2*[.F10]+[.I10]" office:value-type="float" office:value="106912" calcext:value-type="float">
            <text:p>106912</text:p>
          </table:table-cell>
          <table:table-cell table:formula="of:=[.F10]*2+[.G10]+[.H10]" office:value-type="float" office:value="106912" calcext:value-type="float">
            <text:p>10691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Fire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atures.6.squeeze</text:p>
          </table:table-cell>
          <table:table-cell table:formula="of:=15*15*32" office:value-type="float" office:value="7200" calcext:value-type="float">
            <text:p>7200</text:p>
          </table:table-cell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F11]*2+[.G11]+[.H11]" office:value-type="float" office:value="8256" calcext:value-type="float">
            <text:p>825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Features.6.expand1x1</text:p>
          </table:table-cell>
          <table:table-cell table:formula="of:=15*15*128" office:value-type="float" office:value="28800" calcext:value-type="float">
            <text:p>28800</text:p>
          </table:table-cell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formula="of:=[.F11]*2+[.G12]+[.H12]" office:value-type="float" office:value="8448" calcext:value-type="float">
            <text:p>8448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eatures.6.expand3x3</text:p>
          </table:table-cell>
          <table:table-cell table:formula="of:=15*15*128" office:value-type="float" office:value="28800" calcext:value-type="float">
            <text:p>28800</text:p>
          </table:table-cell>
          <table:table-cell table:formula="of:=[.D13]+[.D12]" office:value-type="float" office:value="57600" calcext:value-type="float">
            <text:p>57600</text:p>
          </table:table-cell>
          <table:table-cell table:formula="of:=[.E13]+[.D11]" office:value-type="float" office:value="64800" calcext:value-type="float">
            <text:p>64800</text:p>
          </table:table-cell>
          <table:table-cell office:value-type="float" office:value="73728" calcext:value-type="float">
            <text:p>73728</text:p>
          </table:table-cell>
          <table:table-cell office:value-type="float" office:value="256" calcext:value-type="float">
            <text:p>256</text:p>
          </table:table-cell>
          <table:table-cell table:formula="of:=MAX([.G13]+[.H13];[.G12]+[.H12];[.G11]+[.H11])" office:value-type="float" office:value="73984" calcext:value-type="float">
            <text:p>73984</text:p>
          </table:table-cell>
          <table:table-cell table:formula="of:=2*[.F13]+[.I13]" office:value-type="float" office:value="203584" calcext:value-type="float">
            <text:p>203584</text:p>
          </table:table-cell>
          <table:table-cell table:formula="of:=[.F13]*2+[.G13]+[.H13]" office:value-type="float" office:value="203584" calcext:value-type="float">
            <text:p>20358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Fire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atures.7.squeeze</text:p>
          </table:table-cell>
          <table:table-cell table:formula="of:=15*15*32" office:value-type="float" office:value="7200" calcext:value-type="float">
            <text:p>7200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F14]*2+[.G14]+[.H14]" office:value-type="float" office:value="16448" calcext:value-type="float">
            <text:p>16448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eatures.7.expand1x1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formula="of:=[.F14]*2+[.G15]+[.H15]" office:value-type="float" office:value="8448" calcext:value-type="float">
            <text:p>8448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eatures.7.expand3x3</text:p>
          </table:table-cell>
          <table:table-cell office:value-type="float" office:value="6272" calcext:value-type="float">
            <text:p>6272</text:p>
          </table:table-cell>
          <table:table-cell table:formula="of:=[.D16]+[.D15]" office:value-type="float" office:value="12544" calcext:value-type="float">
            <text:p>12544</text:p>
          </table:table-cell>
          <table:table-cell table:formula="of:=[.E16]+[.D14]" office:value-type="float" office:value="19744" calcext:value-type="float">
            <text:p>19744</text:p>
          </table:table-cell>
          <table:table-cell office:value-type="float" office:value="73728" calcext:value-type="float">
            <text:p>73728</text:p>
          </table:table-cell>
          <table:table-cell office:value-type="float" office:value="256" calcext:value-type="float">
            <text:p>256</text:p>
          </table:table-cell>
          <table:table-cell table:formula="of:=MAX([.G16]+[.H16]; [.G15]+[.H15]; [.G14]+[.H14])" office:value-type="float" office:value="73984" calcext:value-type="float">
            <text:p>73984</text:p>
          </table:table-cell>
          <table:table-cell table:formula="of:=2*[.F16]+[.I16]" office:value-type="float" office:value="113472" calcext:value-type="float">
            <text:p>113472</text:p>
          </table:table-cell>
          <table:table-cell table:formula="of:=[.F16]*2+[.G16]+[.H16]" office:value-type="float" office:value="113472" calcext:value-type="float">
            <text:p>113472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Fire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atures.9.squeeze</text:p>
          </table:table-cell>
          <table:table-cell table:formula="of:=7*7*48" office:value-type="float" office:value="2352" calcext:value-type="float">
            <text:p>2352</text:p>
          </table:table-cell>
          <table:table-cell table:number-columns-repeated="2"/>
          <table:table-cell office:value-type="float" office:value="24576" calcext:value-type="float">
            <text:p>24576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formula="of:=[.F17]*2+[.G17]+[.H17]" office:value-type="float" office:value="24672" calcext:value-type="float">
            <text:p>2467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eatures.9.expand1x1</text:p>
          </table:table-cell>
          <table:table-cell table:formula="of:=7*7*192" office:value-type="float" office:value="9408" calcext:value-type="float">
            <text:p>9408</text:p>
          </table:table-cell>
          <table:table-cell table:number-columns-repeated="2"/>
          <table:table-cell office:value-type="float" office:value="18432" calcext:value-type="float">
            <text:p>18432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table:formula="of:=[.F17]*2+[.G18]+[.H18]" office:value-type="float" office:value="18816" calcext:value-type="float">
            <text:p>18816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eatures.9.expand3x3</text:p>
          </table:table-cell>
          <table:table-cell table:formula="of:=7*7*192" office:value-type="float" office:value="9408" calcext:value-type="float">
            <text:p>9408</text:p>
          </table:table-cell>
          <table:table-cell table:formula="of:=[.D19]+[.D18]" office:value-type="float" office:value="18816" calcext:value-type="float">
            <text:p>18816</text:p>
          </table:table-cell>
          <table:table-cell table:formula="of:=[.E19]+[.D17]" office:value-type="float" office:value="21168" calcext:value-type="float">
            <text:p>21168</text:p>
          </table:table-cell>
          <table:table-cell office:value-type="float" office:value="165888" calcext:value-type="float">
            <text:p>165888</text:p>
          </table:table-cell>
          <table:table-cell office:value-type="float" office:value="384" calcext:value-type="float">
            <text:p>384</text:p>
          </table:table-cell>
          <table:table-cell table:formula="of:=MAX([.G19]+[.H19];[.G18]+[.H18];[.G17]+[.H17])" office:value-type="float" office:value="166272" calcext:value-type="float">
            <text:p>166272</text:p>
          </table:table-cell>
          <table:table-cell table:formula="of:=2*[.F19]+[.H19]" office:value-type="float" office:value="42720" calcext:value-type="float">
            <text:p>42720</text:p>
          </table:table-cell>
          <table:table-cell table:formula="of:=[.F19]*2+[.G19]+[.H19]" office:value-type="float" office:value="208608" calcext:value-type="float">
            <text:p>208608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Fire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atures.10.squeeze</text:p>
          </table:table-cell>
          <table:table-cell table:formula="of:=7*7*48" office:value-type="float" office:value="2352" calcext:value-type="float">
            <text:p>2352</text:p>
          </table:table-cell>
          <table:table-cell table:number-columns-repeated="2"/>
          <table:table-cell office:value-type="float" office:value="36864" calcext:value-type="float">
            <text:p>36864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formula="of:=[.F20]*2+[.G20]+[.H20]" office:value-type="float" office:value="36960" calcext:value-type="float">
            <text:p>36960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string" calcext:value-type="string">
            <text:p>Features.10.expand1x1</text:p>
          </table:table-cell>
          <table:table-cell table:formula="of:=7*7*192" office:value-type="float" office:value="9408" calcext:value-type="float">
            <text:p>9408</text:p>
          </table:table-cell>
          <table:table-cell table:number-columns-repeated="2"/>
          <table:table-cell office:value-type="float" office:value="18432" calcext:value-type="float">
            <text:p>18432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table:formula="of:=[.F20]*2+[.G21]+[.H21]" office:value-type="float" office:value="18816" calcext:value-type="float">
            <text:p>18816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Features.10.expand3x3</text:p>
          </table:table-cell>
          <table:table-cell table:formula="of:=7*7*192" office:value-type="float" office:value="9408" calcext:value-type="float">
            <text:p>9408</text:p>
          </table:table-cell>
          <table:table-cell table:formula="of:=[.D22]+[.D21]" office:value-type="float" office:value="18816" calcext:value-type="float">
            <text:p>18816</text:p>
          </table:table-cell>
          <table:table-cell table:formula="of:=[.E22]+[.D20]" office:value-type="float" office:value="21168" calcext:value-type="float">
            <text:p>21168</text:p>
          </table:table-cell>
          <table:table-cell office:value-type="float" office:value="165888" calcext:value-type="float">
            <text:p>165888</text:p>
          </table:table-cell>
          <table:table-cell office:value-type="float" office:value="384" calcext:value-type="float">
            <text:p>384</text:p>
          </table:table-cell>
          <table:table-cell table:formula="of:=MAX([.G22]+[.H22];[.G21]+[.H21];[.G20]+[.H20])" office:value-type="float" office:value="166272" calcext:value-type="float">
            <text:p>166272</text:p>
          </table:table-cell>
          <table:table-cell table:formula="of:=2*[.F22]+[.I22]" office:value-type="float" office:value="208608" calcext:value-type="float">
            <text:p>208608</text:p>
          </table:table-cell>
          <table:table-cell table:formula="of:=[.F22]*2+[.G22]+[.H22]" office:value-type="float" office:value="208608" calcext:value-type="float">
            <text:p>208608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Fire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atures.11.squeeze</text:p>
          </table:table-cell>
          <table:table-cell table:formula="of:=7*7*64" office:value-type="float" office:value="3136" calcext:value-type="float">
            <text:p>3136</text:p>
          </table:table-cell>
          <table:table-cell table:number-columns-repeated="2"/>
          <table:table-cell office:value-type="float" office:value="49152" calcext:value-type="float">
            <text:p>49152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[.F23]*2+[.G23]+[.H23]" office:value-type="float" office:value="49280" calcext:value-type="float">
            <text:p>4928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string" calcext:value-type="string">
            <text:p>Features.11.expand1x1</text:p>
          </table:table-cell>
          <table:table-cell table:formula="of:=7*7*256" office:value-type="float" office:value="12544" calcext:value-type="float">
            <text:p>12544</text:p>
          </table:table-cell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table:formula="of:=[.F23]*2+[.G24]+[.H24]" office:value-type="float" office:value="33280" calcext:value-type="float">
            <text:p>33280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eatures.11.expand3x3</text:p>
          </table:table-cell>
          <table:table-cell table:formula="of:=7*7*256" office:value-type="float" office:value="12544" calcext:value-type="float">
            <text:p>12544</text:p>
          </table:table-cell>
          <table:table-cell table:formula="of:=[.D25]+[.D24]" office:value-type="float" office:value="25088" calcext:value-type="float">
            <text:p>25088</text:p>
          </table:table-cell>
          <table:table-cell table:formula="of:=[.E25]+[.D23]" office:value-type="float" office:value="28224" calcext:value-type="float">
            <text:p>28224</text:p>
          </table:table-cell>
          <table:table-cell office:value-type="float" office:value="294912" calcext:value-type="float">
            <text:p>294912</text:p>
          </table:table-cell>
          <table:table-cell office:value-type="float" office:value="512" calcext:value-type="float">
            <text:p>512</text:p>
          </table:table-cell>
          <table:table-cell table:formula="of:=MAX([.G25]+[.H25];[.G24]+[.H24];[.G23]+[.H23])" office:value-type="float" office:value="295424" calcext:value-type="float">
            <text:p>295424</text:p>
          </table:table-cell>
          <table:table-cell table:formula="of:=2*[.F25]+[.I25]" office:value-type="float" office:value="351872" calcext:value-type="float">
            <text:p>351872</text:p>
          </table:table-cell>
          <table:table-cell table:style-name="ce2" table:formula="of:=[.F25]*2+[.G25]+[.H25]" office:value-type="float" office:value="351872" calcext:value-type="float">
            <text:p>35187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Fire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atures.12.squeeze</text:p>
          </table:table-cell>
          <table:table-cell table:formula="of:=7*7*64" office:value-type="float" office:value="3136" calcext:value-type="float">
            <text:p>3136</text:p>
          </table:table-cell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[.F26]*2+[.G26]+[.H26]" office:value-type="float" office:value="65664" calcext:value-type="float">
            <text:p>65664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string" calcext:value-type="string">
            <text:p>Features.12.expand1x1</text:p>
          </table:table-cell>
          <table:table-cell table:formula="of:=7*7*256" office:value-type="float" office:value="12544" calcext:value-type="float">
            <text:p>12544</text:p>
          </table:table-cell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table:formula="of:=[.F26]*2+[.G27]+[.H27]" office:value-type="float" office:value="33280" calcext:value-type="float">
            <text:p>33280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string" calcext:value-type="string">
            <text:p>Features.12.expand3x3</text:p>
          </table:table-cell>
          <table:table-cell table:formula="of:=7*7*256" office:value-type="float" office:value="12544" calcext:value-type="float">
            <text:p>12544</text:p>
          </table:table-cell>
          <table:table-cell table:formula="of:=[.D27]+[.D28]" office:value-type="float" office:value="25088" calcext:value-type="float">
            <text:p>25088</text:p>
          </table:table-cell>
          <table:table-cell table:formula="of:=[.E28]+[.D26]" office:value-type="float" office:value="28224" calcext:value-type="float">
            <text:p>28224</text:p>
          </table:table-cell>
          <table:table-cell office:value-type="float" office:value="294912" calcext:value-type="float">
            <text:p>294912</text:p>
          </table:table-cell>
          <table:table-cell office:value-type="float" office:value="512" calcext:value-type="float">
            <text:p>512</text:p>
          </table:table-cell>
          <table:table-cell table:formula="of:=MAX([.G28]+[.H28];[.G27]+[.H27];[.G26]+[.H26])" office:value-type="float" office:value="295424" calcext:value-type="float">
            <text:p>295424</text:p>
          </table:table-cell>
          <table:table-cell table:formula="of:=2*[.F28]+[.I28]" office:value-type="float" office:value="351872" calcext:value-type="float">
            <text:p>351872</text:p>
          </table:table-cell>
          <table:table-cell table:style-name="ce2" table:formula="of:=[.F28]*2+[.G28]+[.H28]" office:value-type="float" office:value="351872" calcext:value-type="float">
            <text:p>35187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Maximum</text:p>
          </table:table-cell>
          <table:table-cell table:style-name="ce1"/>
          <table:table-cell table:style-name="ce1" table:formula="of:=MAX([.J2:.J28])" office:value-type="float" office:value="351872" calcext:value-type="float">
            <text:p>351872</text:p>
          </table:table-cell>
          <table:table-cell table:style-name="ce1" table:formula="of:=MAX([.K2:.K28])" office:value-type="float" office:value="351872" calcext:value-type="float">
            <text:p>35187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Max, shorts</text:p>
          </table:table-cell>
          <table:table-cell table:number-columns-repeated="2"/>
          <table:table-cell table:formula="of:=[.K29]/2" office:value-type="float" office:value="175936" calcext:value-type="float">
            <text:p>175936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1">00/00/0000</text:date>, <text:time style:data-style-name="N2" text:time-value="18:08:13.03651231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30T18:56:56.945055666</dc:date>
    <meta:editing-duration>PT12H44M17S</meta:editing-duration>
    <meta:editing-cycles>13</meta:editing-cycles>
    <meta:generator>LibreOffice/5.1.6.2$Linux_X86_64 LibreOffice_project/10m0$Build-2</meta:generator>
    <meta:document-statistic meta:table-count="1" meta:cell-count="248" meta:object-count="0"/>
  </office:meta>
</office:document-meta>
</file>